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4.0346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3.1728in"/>
    </style:style>
    <style:style style:name="co6" style:family="table-column">
      <style:table-column-properties fo:break-before="auto" style:column-width="4.378in"/>
    </style:style>
    <style:style style:name="co7" style:family="table-column">
      <style:table-column-properties fo:break-before="auto" style:column-width="3.2839in"/>
    </style:style>
    <style:style style:name="co8" style:family="table-column">
      <style:table-column-properties fo:break-before="auto" style:column-width="1.84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rpholo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axon</text:p>
          </table:table-cell>
          <table:table-cell office:value-type="string" calcext:value-type="string">
            <text:p>Growth_form</text:p>
          </table:table-cell>
          <table:table-cell office:value-type="string" calcext:value-type="string">
            <text:p>lifeform</text:p>
          </table:table-cell>
          <table:table-cell office:value-type="string" calcext:value-type="string">
            <text:p>gross_anatomy</text:p>
          </table:table-cell>
          <table:table-cell office:value-type="string" calcext:value-type="string">
            <text:p>diagnostic_tra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compound umbels, dissected leaves, schizocarp fru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matium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matium dissec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Plants large and bush like; flowering stems often &gt; half meter tall; flowers often burgundy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nudicaul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Upper stem generally swollen beneath the first umbel</text:p>
          </table:table-cell>
          <table:table-cell office:value-type="string" calcext:value-type="string">
            <text:p>yellow flowers; 2nd umbels unequal distances from each other due to variable length of rays; <text:s/>individual leaflets few, virtually always greater than 5mm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matium triternat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lender with long elegant leaflets</text:p>
          </table:table-cell>
          <table:table-cell office:value-type="string" calcext:value-type="string">
            <text:p>yellow flowers; 2nd umbels unequal distances from each other due to variable length of rays; <text:s/>individual leaflets few, many times longer than wi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doideae</text:p>
          </table:table-cell>
          <table:table-cell office:value-type="string" calcext:value-type="string">
            <text:p>herb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clepias</text:p>
          </table:table-cell>
          <table:table-cell office:value-type="string" calcext:value-type="string">
            <text:p>herbs, rhizomatous</text:p>
          </table:table-cell>
          <table:table-cell office:value-type="string" calcext:value-type="string">
            <text:p>perennial</text:p>
          </table:table-cell>
          <table:table-cell/>
          <table:table-cell office:value-type="string" calcext:value-type="string">
            <text:p>umbel, white sap, corolla with a tube and appendage (hood and horn), fused anther filaments, pollen shed in pollinia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fascicular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all slender plants with narrow whorled leaves; creamy pink flowers borne in umbels; and slender erect fruits</text:p>
          </table:table-cell>
          <table:table-cell office:value-type="string" calcext:value-type="string">
            <text:p>leaves mostly whorled, linear -lanceolate; fruits erect; inflorescences often paired; hoods &lt; 2.5 mm long; gynostegium longer (0.6 - 1.5 mm), or nearly, than broad (0.5 - 1 mm); petals rose - light pink (rarely whi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lepias specios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out plant with very broad leaves; huge colourful umbels of flowers; and wide fruits</text:p>
          </table:table-cell>
          <table:table-cell office:value-type="string" calcext:value-type="string">
            <text:p>leaves opposite, generally ovate with rounded apices; hood 10-13 mm; petals 8-15 mm, pink-rose or purpl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r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many flowers compose a single head (capitulum), stigma with ‘lines’, fruit a cypselae, cypselae often dispersed with modified calyx (pappus) intact, often two types of flowers (ray, disk)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chorideae</text:p>
          </table:table-cell>
          <table:table-cell office:value-type="string" calcext:value-type="string">
            <text:p>herbs</text:p>
          </table:table-cell>
          <table:table-cell table:number-columns-repeated="2"/>
          <table:table-cell office:value-type="string" calcext:value-type="string">
            <text:p>only ray flowers present (capitula ligulate), generally milky sap, petal like zygomorphic limb of ray corolla with 5 lobes. Ray flowers many colours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seris glauca</text:p>
          </table:table-cell>
          <table:table-cell office:value-type="string" calcext:value-type="string">
            <text:p>herb from basal ros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goseris grandiflora</text:p>
          </table:table-cell>
          <table:table-cell office:value-type="string" calcext:value-type="string">
            <text:p>herb from basal ros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hocalais troximoides</text:p>
          </table:table-cell>
          <table:table-cell office:value-type="string" calcext:value-type="string">
            <text:p>herb from basal rose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pis acuminata</text:p>
          </table:table-cell>
          <table:table-cell/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volucral bracts glabrous or nearly so; phyllaries few (5-8), and with few (5-12) ray flow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pis occidentalis</text:p>
          </table:table-cell>
          <table:table-cell/>
          <table:table-cell office:value-type="string" calcext:value-type="string">
            <text:p>perennial</text:p>
          </table:table-cell>
          <table:table-cell office:value-type="string" calcext:value-type="string">
            <text:p>persistent old leaf bases (~marcescent) <text:s/>on caudices; <text:s/>foliage gray-tomentose (esp. above); <text:s/>cypselae golden to dark brown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anth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capitula generally beset with bristles (palea) from the base (receptacle) which often enclose the disk flowers, cypselae with generally low scalelike pappus, anthers often dark, ray flowers generally yellow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hookeri</text:p>
          </table:table-cell>
          <table:table-cell office:value-type="string" calcext:value-type="string">
            <text:p>herb from basal rosette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Leaves deeply divided to the midrib from a basal rosette; capitula on several scapose stems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samorhiza sagittata</text:p>
          </table:table-cell>
          <table:table-cell/>
          <table:table-cell office:value-type="string" calcext:value-type="string">
            <text:p>perennial</text:p>
          </table:table-cell>
          <table:table-cell office:value-type="string" calcext:value-type="string">
            <text:p>Large clumped plants with huge nearly upright arrow shaped leaves from an underground caudex; few cauline leaves present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iomeris multiflora</text:p>
          </table:table-cell>
          <table:table-cell/>
          <table:table-cell office:value-type="string" calcext:value-type="string">
            <text:p>perennial</text:p>
          </table:table-cell>
          <table:table-cell office:value-type="string" calcext:value-type="string">
            <text:p>wiry herbs with opposite leave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er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Heads (generally) with both ray and disk flowers (radiate), <text:s/>phyllaries in 3-many series, ray flowers many colour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teria canesc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igeron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office:value-type="string" calcext:value-type="string">
            <text:p>phyllaries in one whorl; <text:s/>generally many very narrow (&lt;~1.5mm) ray limbs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 bloomeri</text:p>
          </table:table-cell>
          <table:table-cell office:value-type="string" calcext:value-type="string">
            <text:p>tightly bunched herb with scapose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narrowly oblanceolate leaves nearly vertical; <text:s/>appearing to lack ray flowers; single capitulum per stem; phyllaries hairy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 linearis</text:p>
          </table:table-cell>
          <table:table-cell office:value-type="string" calcext:value-type="string">
            <text:p>tightly bunched herb with stems terminated by single capitulum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entire linear leaves nearly vertical; yellow ray flowers; lower cauline leaves clasping the stem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Erigeron pumilus</text:p>
          </table:table-cell>
          <table:table-cell office:value-type="string" calcext:value-type="string">
            <text:p>tightly bunched herb with leafy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Many stemmed plants, with dense stiff hairs all over; the <text:s/>narrow slightly oblanceolate leaves reduced in size along the stems. Each flower head with many white - light pink-blue narrow ray flower limbs. 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geron speciosus</text:p>
          </table:table-cell>
          <table:table-cell office:value-type="string" calcext:value-type="string">
            <text:p>tall loosely bunched herb with leafy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stems well branched with several to many capitula; <text:s/>leaves essentially glabrous throughout and three nerved; ray limbs white to violet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enactis douglasii</text:p>
          </table:table-cell>
          <table:table-cell office:value-type="string" calcext:value-type="string">
            <text:p>single stemmed herb from basal rosette</text:p>
          </table:table-cell>
          <table:table-cell office:value-type="string" calcext:value-type="string">
            <text:p>biennial</text:p>
          </table:table-cell>
          <table:table-cell office:value-type="string" calcext:value-type="string">
            <text:p>basal rosette of grayish, multi-lobed, lacy leaves; disc flowers only; <text:s/>flowers pinkish to white; 1-2 ft tall</text:p>
          </table:table-cell>
          <table:table-cell office:value-type="string" calcext:value-type="string">
            <text:p>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rophyll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celi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s, perenni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hacelia hastat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leaves are mostly basal, prominently veined, entire and tufted, with cauline leaves reduced upward, becoming sesslie</text:p>
          </table:table-cell>
          <table:table-cell office:value-type="string" calcext:value-type="string">
            <text:p>filaments and anthers exserted well beyond the coroallas; leaves entire or a few with only a couple large lateral lobes; generally with several decumbent to prostrate stems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paracea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titoma</text:p>
          </table:table-cell>
          <table:table-cell/>
          <table:table-cell office:value-type="string" calcext:value-type="string">
            <text:p>annuals, perennia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itoma lut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Palmate leaves with 3-5 leaflets; very long stamens; pods long siliques subtended by both pedicels and long stipitate stalks</text:p>
          </table:table-cell>
          <table:table-cell office:value-type="string" calcext:value-type="string">
            <text:p>Stems virtually glabrous; silique nearly linear, glabrous, and deflexed; stamens &gt; 2x as long as petals (5-10 <text:s/>mm); petals lemon-yellow; sepals 2-3 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baceae</text:p>
          </table:table-cell>
          <table:table-cell office:value-type="string" calcext:value-type="string">
            <text:p>herbs, shrubs, tree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corolla (almost always) of three types of petals (banners, flags, keel); usually 9 stamen with filaments fused at base; fruit a dry dehiscent capsule (legume) leaves generally pinnate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tragalus eremiticu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incurved to erect stipitate fruits</text:p>
          </table:table-cell>
          <table:table-cell office:value-type="string" calcext:value-type="string">
            <text:p>lower leaf stipules free; pod stipitate (5 - 20 mm long), and ascending to erect, roughly triangular in cross section with two nearly fully seperate chamber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ragalus filipes</text:p>
          </table:table-cell>
          <table:table-cell office:value-type="string" calcext:value-type="string">
            <text:p>many densely, erect, stemmed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the few sparse leaflets very narrow; slender, single chambered, <text:s/>legumes on long stipes; flowers creamy white with banner reflexed ~90*</text:p>
          </table:table-cell>
          <table:table-cell office:value-type="string" calcext:value-type="string">
            <text:p>lower leaf stipules fused around stem (at least when young); the, nearly flat single chambered pendulous, <text:s/>legumes (17-30 mm long, 3-6.5 mm wide) attached to stipe; <text:s/>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2" office:value-type="string" calcext:value-type="string">
            <text:p>Herbage generally with sunken flat glands and smelling when bruised; flowers not forming distinct keels, banners, and wings; <text:s/>Petals with narrow bases and wide upper portions; leaves pinnate; stipules small; androecium often reduced to 5.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ornat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glabrous up to inflorescence, subglaucescent; <text:s/>corollas purplish; flowers remaining densely packed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lea searlsia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oliage slightly pilose to glabrous up to infloresence, <text:s/>often glaucescent; corollas purplish; distance between flowers increasing in ag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lvaceae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Stamens fused (connate)- forming a tube which is attached (adnate) to the base of the petals (corolla) and surrounds the lower portions of the gynoecium; the gynoecium contains many stigma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, annu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haeralcea ambigu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coccine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deeply divided into five apparent leaflets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grossulari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are divided over halfway to the midrib and moderately to sparsely pubescent, veins prominent from underside; infloresence with 2 or more flowers per nod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aeralcea munroan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aves somewhat triangular, weakly 3 (-5)-lobed and 3 (-5)-veined, with wavy margins and rounded tee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cea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peae</text:p>
          </table:table-cell>
          <table:table-cell office:value-type="string" calcext:value-type="string">
            <text:p>bunchgrasse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florets w/ only one spikelet; lemmas indurate (clasping the fertile organs) with a callus at base,;lemma generally awned from near tip; the awn often b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hymenoide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3-6 mm, with long silky hairs; panicle branches open and spreading in erratic directions; ligule 2.5-8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mmo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attached beneath the end of it (subterminal); <text:s/>glumes broad at base and tapering rapidly to tip; <text:s/>lemmas hairs short &lt; 1.5mm; awn hairs short; apical lemma lobes ~ 1m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lettermani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the short (10-22 mm) awn bent twice, the lowest portions often twisted like a barbershop pole, and sparsely hairy; the hairs of <text:s/>the (4.5 - 7 mm) lemma short, the tuft of hairs at the tip near the awns point of attachment &lt; 1.5 mm; lemma not tightly closed upon itself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nevadens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<text:s/>hairs of lowest awn segment shorter than lemma; <text:s/>palea generally &gt; 1/2 the lemma length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occidentale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twice; hairs of lemma and lowest awn segment a similar length; <text:s/>palea generally &lt; ½ the lemma leng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speciosum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of lemma bent once, with long hairs (4 – 8 mm) beneath the ben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thurberianum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 short hairy; ligules 2-7 mm; glumes purplish; mature awn bent twice, and hairy on the two lowest section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natherum webberi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body of lemma covered with dense spreading, and long (2-5 mm) soft hairs; plants &lt; 2.5 dm tall; awn <text:s/>tending to fall at seed maturity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sperostipa comat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Awn very long 7-16 cm; <text:s/>lemma long (8- 14mm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tic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cence with sessile spikelets located on opposite sides of culm <text:s/>(distichous); <text:s/>glumes very long (15-35 mm)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mus elymoide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caryopsis disarticulating beneath the glumes; glumes narrowed to long (3-8 cm) nearly linear bristles (subulate); <text:s/>generally 2-3 spikelets borne side by side on the culm; lemmas with long <text:s/>(2-12cm) awns, generally bending to 90* when mature; inflorescence often appearing purpleis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mus cinereu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plant generally &gt; 7 dm tall; auricles evident; leaf blades, thick, flat and broad (4-15 mm); glumes long (7-16 mm) and narrow linear (subulate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roegneria spicat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emmas awned or awnless; spikelets sessile on rachis; glumes membrane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eae</text:p>
          </table:table-cell>
          <table:table-cell office:value-type="string" calcext:value-type="string">
            <text:p>Bunchgrasses, rhizomatous, stoloniferous</text:p>
          </table:table-cell>
          <table:table-cell office:value-type="string" calcext:value-type="string">
            <text:p>perennial, annual</text:p>
          </table:table-cell>
          <table:table-cell/>
          <table:table-cell office:value-type="string" calcext:value-type="string">
            <text:p>no single set of traits…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leria macranth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condensed panicle; leaf tips prowshaped; leaf collars, and occasionally the cut ligules, with some hairs;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stuca idahoensi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open panicle of ascending branch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a secunda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infloresence a moderately congested panicle; <text:s text:c="2"/>ligule of cauline leaves to 2.5 mm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uraphis jamesii</text:p>
          </table:table-cell>
          <table:table-cell office:value-type="string" calcext:value-type="string">
            <text:p>rhizomatou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ligule a cut membrane or fringe of hairs; <text:s/>spikelets clearly long soft hairy from the bas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robolus cryptandrus</text:p>
          </table:table-cell>
          <table:table-cell office:value-type="string" calcext:value-type="string">
            <text:p>bunchgrass</text:p>
          </table:table-cell>
          <table:table-cell office:value-type="string" calcext:value-type="string">
            <text:p>perennial</text:p>
          </table:table-cell>
          <table:table-cell table:number-columns-repeated="2" office:value-type="string" calcext:value-type="string">
            <text:p>spikelets with one floret; <text:s text:c="2"/>collar and leaf sheath near ligule of long soft hairs;lemmas awnless and 1-nerv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gonaceae</text:p>
          </table:table-cell>
          <table:table-cell/>
          <table:table-cell office:value-type="string" calcext:value-type="string">
            <text:p>perennials, annuals</text:p>
          </table:table-cell>
          <table:table-cell/>
          <table:table-cell office:value-type="string" calcext:value-type="string">
            <text:p>Typically, 3 petals and 3 sepals barely distinguishable (tepals); Achene long and flat or more generally 3 sided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</text:p>
          </table:table-cell>
          <table:table-cell office:value-type="string" calcext:value-type="string">
            <text:p>herbs</text:p>
          </table:table-cell>
          <table:table-cell office:value-type="string" calcext:value-type="string">
            <text:p>perennials, annuals</text:p>
          </table:table-cell>
          <table:table-cell/>
          <table:table-cell office:value-type="string" calcext:value-type="string">
            <text:p>Tepals 6, achenes long and three sid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iogonum heracleoides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large open umbels often with multiple herbaceous bracts; flowering stems usually with a whorl of leaves mid-stem; leaves long and lanceolate, <text:s/>the upper surface often curled inwards below; with dense appressed hairs, these often falling in patches as the plant ages</text:p>
          </table:table-cell>
          <table:table-cell office:value-type="string" calcext:value-type="string">
            <text:p>Perianths with stipitate base; involucral lobes &gt; 1/2 as long as tube and spreading or reflexed; outer perianth glabrous; whorl of leaves midstem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ovalifolium</text:p>
          </table:table-cell>
          <table:table-cell office:value-type="string" calcext:value-type="string">
            <text:p>tightly bunched (cushion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held in tight nearly rounded heads (capitate) at the end of long naked stems; Tepals distinguishable as two whorls; plants hairy</text:p>
          </table:table-cell>
          <table:table-cell office:value-type="string" calcext:value-type="string">
            <text:p>Perianths without stipitate base; caespitose forb; perianth glabrous; tepals dimorphic, the outer generally broader than the inner whorl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ogonum umbellatum</text:p>
          </table:table-cell>
          <table:table-cell office:value-type="string" calcext:value-type="string">
            <text:p>low densely spreading (stoloniferous)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Bright yellow flowers; <text:s/>broadly ovate leaves from an evident petiole which are generally green above and hairy-woolly below; <text:s/>large herbaceous bracts at base of umbel</text:p>
          </table:table-cell>
          <table:table-cell office:value-type="string" calcext:value-type="string">
            <text:p>Perianths with stipitate base; involucral lobes &gt; 1/2 as long as tube and spreading or reflexed; outer perianth glabrous; perianth (stipiate) base 0.5 - 3mm; leaf base not prominently cordate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ntaginaceae</text:p>
          </table:table-cell>
          <table:table-cell/>
          <table:table-cell office:value-type="string" calcext:value-type="string">
            <text:p>Perennials, annuals</text:p>
          </table:table-cell>
          <table:table-cell office:value-type="string" calcext:value-type="string">
            <text:p>Corolla of 5 petals fused below, but forming two lips above; stamens generally 1-2 or 4-5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</text:p>
          </table:table-cell>
          <table:table-cell office:value-type="string" calcext:value-type="string">
            <text:p>herbs with few to many erect-ascending stems</text:p>
          </table:table-cell>
          <table:table-cell office:value-type="string" calcext:value-type="string">
            <text:p>perennials</text:p>
          </table:table-cell>
          <table:table-cell office:value-type="string" calcext:value-type="string">
            <text:p>leaves both basal and cauline; caulines leaves opposite; flowers whorled on stem (verticillasters); flowers with 5 fused corollas splitting into an 2 lobed upper and three lobed lower lip; the fifth stamen is sterile, sometimes hairy</text:p>
          </table:table-cell>
          <table:table-cell office:value-type="string" calcext:value-type="string">
            <text:p>Corolla distinctly two-lipped at end; <text:s/>four stamens and a fifth sterile (oftentimes) hairy staminode presen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acuminatus</text:p>
          </table:table-cell>
          <table:table-cell office:value-type="string" calcext:value-type="string">
            <text:p>decumbent to erect, multiple stemmed, herb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densely blue flowered plant; plant glabrous, or nearly so throughout; bracts subtending each whorl of flowers with overlapping base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very short straight hairs; corollas from 10-15mm; the two bracts subtending verticillasters very broad, the bases overlapping (or nearly)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deustus</text:p>
          </table:table-cell>
          <table:table-cell office:value-type="string" calcext:value-type="string">
            <text:p>herb with many clustered decumbent/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white, often mostly facing the same direction (secund); plants somewhat shrubby at base with almost woody stem bases</text:p>
          </table:table-cell>
          <table:table-cell office:value-type="string" calcext:value-type="string">
            <text:p>Anthers glabrous, and opening along their length; leaves pubescent or glabrous; corollas 10-18 mm long; inflorescence glandular- pubescent on pedicels and peduncle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eatonii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many, red, the upper and lower lips scarcely distinguishable and superficially symmetrical; </text:p>
          </table:table-cell>
          <table:table-cell office:value-type="string" calcext:value-type="string">
            <text:p>Anthers cells dehiscing at both ends, but remaining closed near there point of connection; the anther openings generally very narrow; 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chyphyllus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not well differentiated throat and mouth; staminodes with dense tangled hairs</text:p>
          </table:table-cell>
          <table:table-cell office:value-type="string" calcext:value-type="string">
            <text:p>Anther cells dehiscing along their lengths; stems and inflorescence glabrous and glandless; leaves glaucous and thick; inflorescence congested; staminode with long tangled hairs; corollas 17-23 mm long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palmeri</text:p>
          </table:table-cell>
          <table:table-cell office:value-type="string" calcext:value-type="string">
            <text:p>herb with many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oliage glaucescent, and mostly located along the very tall stems; flowers light pink, with wide mouths, and an almost protruding staminode with orange hairs</text:p>
          </table:table-cell>
          <table:table-cell office:value-type="string" calcext:value-type="string">
            <text:p>Anther cells dehiscing along their lengths; stems and inflorescence glabrous and glandless; leaves glaucous and thick; upper pair of leaves often clasping each other around the stem; corrollas 25-40 mm long and with a wide mouth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temon speciosus</text:p>
          </table:table-cell>
          <table:table-cell office:value-type="string" calcext:value-type="string">
            <text:p>herb with several erect stems</text:p>
          </table:table-cell>
          <table:table-cell office:value-type="string" calcext:value-type="string">
            <text:p>perennial</text:p>
          </table:table-cell>
          <table:table-cell office:value-type="string" calcext:value-type="string">
            <text:p>Flowers blue, with a wide mouth and notably narrow at the base (throat); plants generally lacking both glands and hairs throughout</text:p>
          </table:table-cell>
          <table:table-cell office:value-type="string" calcext:value-type="string">
            <text:p>Anthers cells dehiscing at both ends, but remaining closed near there point of connection; anthers glabrous (or occ. short hairy in Esmeralda Co.), anther cells 1.8 - 3 mm; corollas glabrous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0T20:32:35.063510495</dc:date>
    <meta:editing-duration>PT2H34M40S</meta:editing-duration>
    <meta:editing-cycles>19</meta:editing-cycles>
    <meta:generator>LibreOffice/7.3.7.2$Linux_X86_64 LibreOffice_project/30$Build-2</meta:generator>
    <meta:document-statistic meta:table-count="1" meta:cell-count="413" meta:object-count="0"/>
  </office:meta>
</office:document-meta>
</file>